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-Mono" svg:font-family="SF-Mono"/>
    <style:font-face style:name="SFMono-Regular" svg:font-family="SFMono-Regular, Consolas, 'Liberation Mono', Menlo, Courier, monospace"/>
    <style:font-face style:name="Tahoma1" svg:font-family="Tahoma"/>
    <style:font-face style:name="Monospace" svg:font-family="Monospace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595cm" fo:margin-left="0cm" table:align="left" style:shadow="none"/>
    </style:style>
    <style:style style:name="Tabelle2.A" style:family="table-column">
      <style:table-column-properties style:column-width="2.196cm"/>
    </style:style>
    <style:style style:name="Tabelle2.B" style:family="table-column">
      <style:table-column-properties style:column-width="3.096cm"/>
    </style:style>
    <style:style style:name="Tabelle2.C" style:family="table-column">
      <style:table-column-properties style:column-width="2.805cm"/>
    </style:style>
    <style:style style:name="Tabelle2.D" style:family="table-column">
      <style:table-column-properties style:column-width="9.499cm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2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2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2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2.B3" style:family="table-cell">
      <style:table-cell-properties fo:background-color="#dddddd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elle2.C3" style:family="table-cell">
      <style:table-cell-properties fo:background-color="#dddddd" fo:padding="0.097cm" fo:border="0.05pt solid #cccccc">
        <style:background-image/>
      </style:table-cell-properties>
    </style:style>
    <style:style style:name="Tabelle2.D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2.B4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2.C4" style:family="table-cell">
      <style:table-cell-properties fo:background-color="#dddddd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2.A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1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2.D21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13.52cm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1.B2" style:family="table-cell">
      <style:table-cell-properties fo:background-color="#dddddd" fo:padding="0.097cm" fo:border-left="none" fo:border-right="0.05pt solid #000000" fo:border-top="0.05pt solid #000000" fo:border-bottom="none">
        <style:background-image/>
      </style:table-cell-properties>
    </style:style>
    <style:style style:name="Tabel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0.398cm" table:align="left" style:shadow="none"/>
    </style:style>
    <style:style style:name="Tabelle4.A" style:family="table-column">
      <style:table-column-properties style:column-width="4.604cm"/>
    </style:style>
    <style:style style:name="Tabelle4.B" style:family="table-column">
      <style:table-column-properties style:column-width="2.196cm"/>
    </style:style>
    <style:style style:name="Tabelle4.C" style:family="table-column">
      <style:table-column-properties style:column-width="2.302cm"/>
    </style:style>
    <style:style style:name="Tabelle4.D" style:family="table-column">
      <style:table-column-properties style:column-width="1.296cm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4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4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7.595cm" fo:margin-left="0cm" table:align="left" style:shadow="none"/>
    </style:style>
    <style:style style:name="Tabelle3.A" style:family="table-column">
      <style:table-column-properties style:column-width="2.196cm"/>
    </style:style>
    <style:style style:name="Tabelle3.B" style:family="table-column">
      <style:table-column-properties style:column-width="3.096cm"/>
    </style:style>
    <style:style style:name="Tabelle3.C" style:family="table-column">
      <style:table-column-properties style:column-width="2.805cm"/>
    </style:style>
    <style:style style:name="Tabelle3.D" style:family="table-column">
      <style:table-column-properties style:column-width="9.499cm"/>
    </style:style>
    <style:style style:name="Tabel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b2b2b2" fo:padding="0.097cm" fo:border="0.05pt solid #000000">
        <style:background-image/>
      </style:table-cell-properties>
    </style:style>
    <style:style style:name="Tabelle3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3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3.D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3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3.B3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3.D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3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3.B5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3.D5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.595cm" fo:margin-left="0cm" table:align="left" style:shadow="none"/>
    </style:style>
    <style:style style:name="Tabelle5.A" style:family="table-column">
      <style:table-column-properties style:column-width="17.595cm"/>
    </style:style>
    <style:style style:name="Tabelle5.A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17.595cm" fo:margin-left="0cm" table:align="left" style:shadow="none"/>
    </style:style>
    <style:style style:name="Tabelle6.A" style:family="table-column">
      <style:table-column-properties style:column-width="7.99cm"/>
    </style:style>
    <style:style style:name="Tabelle6.B" style:family="table-column">
      <style:table-column-properties style:column-width="1.905cm"/>
    </style:style>
    <style:style style:name="Tabelle6.C" style:family="table-column">
      <style:table-column-properties style:column-width="7.6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6.B2" style:family="table-cell">
      <style:table-cell-properties fo:background-color="#dddddd" fo:padding="0.097cm" fo:border-left="0.05pt solid #cccccc" fo:border-right="none" fo:border-top="0.05pt solid #000000" fo:border-bottom="0.05pt solid #cccccc">
        <style:background-image/>
      </style:table-cell-properties>
    </style:style>
    <style:style style:name="Tabelle6.C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6.A3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6.B3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Tabelle6.C3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6.B4" style:family="table-cell">
      <style:table-cell-properties fo:background-color="#dddddd" fo:padding="0.097cm" fo:border-left="0.05pt solid #cccccc" fo:border-right="none" fo:border-top="none" fo:border-bottom="0.05pt solid #000000">
        <style:background-image/>
      </style:table-cell-properties>
    </style:style>
    <style:style style:name="Tabelle6.C4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7.595cm" fo:margin-left="0cm" table:align="left" style:shadow="none"/>
    </style:style>
    <style:style style:name="Tabelle7.A" style:family="table-column">
      <style:table-column-properties style:column-width="3.413cm"/>
    </style:style>
    <style:style style:name="Tabelle7.B" style:family="table-column">
      <style:table-column-properties style:column-width="0.979cm"/>
    </style:style>
    <style:style style:name="Tabelle7.C" style:family="table-column">
      <style:table-column-properties style:column-width="9.102cm"/>
    </style:style>
    <style:style style:name="Tabelle7.D" style:family="table-column">
      <style:table-column-properties style:column-width="2.893cm"/>
    </style:style>
    <style:style style:name="Tabelle7.E" style:family="table-column">
      <style:table-column-properties style:column-width="1.208cm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transparent" fo:padding="0.097cm" fo:border="none">
        <style:background-image/>
      </style:table-cell-properties>
    </style:style>
    <style:style style:name="Tabelle7.A2" style:family="table-cell">
      <style:table-cell-properties fo:background-color="#dddddd" fo:padding="0.097cm" fo:border-left="0.05pt solid #000000" fo:border-right="none" fo:border-top="0.05pt solid #000000" fo:border-bottom="0.05pt solid #cccccc">
        <style:background-image/>
      </style:table-cell-properties>
    </style:style>
    <style:style style:name="Tabelle7.B2" style:family="table-cell">
      <style:table-cell-properties fo:background-color="#dddddd" fo:padding="0.097cm" fo:border-left="0.05pt solid #cccccc" fo:border-right="0.05pt solid #000000" fo:border-top="none" fo:border-bottom="0.05pt solid #cccccc">
        <style:background-image/>
      </style:table-cell-properties>
    </style:style>
    <style:style style:name="Tabelle7.D2" style:family="table-cell">
      <style:table-cell-properties fo:background-color="#dddddd" fo:padding="0.097cm" fo:border-left="0.05pt solid #000000" fo:border-right="none" fo:border-top="none" fo:border-bottom="0.05pt solid #cccccc">
        <style:background-image/>
      </style:table-cell-properties>
    </style:style>
    <style:style style:name="Tabelle7.E2" style:family="table-cell">
      <style:table-cell-properties fo:background-color="#dddddd" fo:padding="0.097cm" fo:border-left="0.05pt solid #cccccc" fo:border-right="0.05pt solid #000000" fo:border-top="0.05pt solid #000000" fo:border-bottom="0.05pt solid #cccccc">
        <style:background-image/>
      </style:table-cell-properties>
    </style:style>
    <style:style style:name="Tabelle7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7.B6" style:family="table-cell">
      <style:table-cell-properties fo:background-color="#dddddd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officeooo:rsid="001b6789" officeooo:paragraph-rsid="001b678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e89a1" officeooo:paragraph-rsid="001e89a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150a4" officeooo:paragraph-rsid="002150a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1b6789" officeooo:paragraph-rsid="001b6789" style:font-size-asian="14pt" style:font-size-complex="16pt"/>
    </style:style>
    <style:style style:name="P6" style:family="paragraph" style:parent-style-name="Standard">
      <style:text-properties style:font-name="Arial" fo:font-weight="bold" officeooo:rsid="001979c6" officeooo:paragraph-rsid="0021bbc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officeooo:paragraph-rsid="001b6789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officeooo:rsid="001b6789" officeooo:paragraph-rsid="001b6789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text-properties style:font-name="Arial" fo:font-weight="bold" officeooo:paragraph-rsid="0025c423" style:font-weight-asian="bold" style:font-weight-complex="bold"/>
    </style:style>
    <style:style style:name="P12" style:family="paragraph" style:parent-style-name="Table_20_Contents">
      <style:text-properties style:font-name="Arial" fo:font-weight="bold" officeooo:rsid="0021fd90" officeooo:paragraph-rsid="0021fd90" style:font-weight-asian="bold" style:font-weight-complex="bold"/>
    </style:style>
    <style:style style:name="P13" style:family="paragraph" style:parent-style-name="Table_20_Contents">
      <style:text-properties style:font-name="Arial" fo:font-weight="bold" officeooo:rsid="001fba0b" officeooo:paragraph-rsid="0021bbc7" style:font-weight-asian="bold" style:font-weight-complex="bold"/>
    </style:style>
    <style:style style:name="P14" style:family="paragraph" style:parent-style-name="Table_20_Contents">
      <style:text-properties style:font-name="Arial" officeooo:rsid="0021bbc7" officeooo:paragraph-rsid="0021bbc7"/>
    </style:style>
    <style:style style:name="P15" style:family="paragraph" style:parent-style-name="Table_20_Contents">
      <style:paragraph-properties style:line-height-at-least="0.529cm" fo:text-align="start" style:justify-single-word="false"/>
      <style:text-properties fo:color="#000000" style:font-name="SFMono-Regular" fo:font-size="9pt" officeooo:paragraph-rsid="0021bbc7" style:font-size-asian="9pt" style:font-size-complex="9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e89a1" officeooo:paragraph-rsid="002d8d6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252a83" officeooo:paragraph-rsid="002d8d64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bold" officeooo:rsid="002150a4" officeooo:paragraph-rsid="002150a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3df1" officeooo:paragraph-rsid="00283df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2dea" officeooo:paragraph-rsid="00282dea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3df1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2dea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c1b81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a47c1" officeooo:paragraph-rsid="002a47c1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e1f3b" officeooo:paragraph-rsid="002e1f3b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83df1" officeooo:paragraph-rsid="00283df1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1b678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6789" officeooo:paragraph-rsid="002e1f3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150a4" officeooo:paragraph-rsid="001b678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150a4" officeooo:paragraph-rsid="002150a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1b6789" officeooo:paragraph-rsid="001b6789" style:font-size-asian="14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282dea" officeooo:paragraph-rsid="00282dea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282dea" officeooo:paragraph-rsid="00282dea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Arial" fo:font-size="12pt" style:text-underline-style="none" fo:font-weight="bold" officeooo:rsid="00254538" officeooo:paragraph-rsid="00254538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d73a49" style:font-name="Consolas" fo:font-size="11pt" officeooo:paragraph-rsid="001b6789" style:font-size-asian="11pt" style:font-size-complex="11pt"/>
    </style:style>
    <style:style style:name="P37" style:family="paragraph" style:parent-style-name="Table_20_Contents" style:list-style-name="L2">
      <style:paragraph-properties fo:text-align="start" style:justify-single-word="false"/>
      <style:text-properties style:font-name="Arial" fo:font-size="12pt" fo:font-style="normal" style:text-underline-style="none" fo:font-weight="normal" officeooo:rsid="002506f2" officeooo:paragraph-rsid="002506f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paragraph-rsid="002e1f3b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2e1f3b" officeooo:paragraph-rsid="002e1f3b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252a83" officeooo:paragraph-rsid="00252a83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254538" officeooo:paragraph-rsid="00254538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282dea" officeooo:paragraph-rsid="00282dea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officeooo:rsid="00283df1" officeooo:paragraph-rsid="00283df1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fo:font-weight="bold" officeooo:rsid="00283df1" officeooo:paragraph-rsid="00283df1" style:font-size-asian="10.5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fo:font-weight="bold" officeooo:rsid="002e1f3b" officeooo:paragraph-rsid="002e1f3b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style:font-name="Arial" fo:font-weight="bold" officeooo:rsid="00252a83" officeooo:paragraph-rsid="00252a83" style:font-weight-asian="bold" style:font-weight-complex="bold"/>
    </style:style>
    <style:style style:name="P48" style:family="paragraph" style:parent-style-name="Table_20_Contents">
      <style:text-properties style:font-name="Arial" fo:font-weight="bold" officeooo:rsid="00252a83" officeooo:paragraph-rsid="00282dea" style:font-weight-asian="bold" style:font-weight-complex="bold"/>
    </style:style>
    <style:style style:name="P49" style:family="paragraph" style:parent-style-name="Table_20_Contents">
      <style:text-properties style:font-name="Arial" fo:font-weight="bold" officeooo:rsid="0021fd90" officeooo:paragraph-rsid="00282dea" style:font-weight-asian="bold" style:font-weight-complex="bold"/>
    </style:style>
    <style:style style:name="P50" style:family="paragraph" style:parent-style-name="Table_20_Contents">
      <style:text-properties style:font-name="Arial" fo:font-weight="bold" officeooo:paragraph-rsid="00282dea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onsolas" fo:font-size="11pt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Consolas" fo:font-size="11pt" officeooo:paragraph-rsid="002a038e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Consolas" fo:font-size="11pt" officeooo:paragraph-rsid="00283df1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style:font-name="Consolas" fo:font-size="11pt" officeooo:paragraph-rsid="001b6789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Consolas" fo:font-size="11pt" officeooo:paragraph-rsid="001f9601" style:font-size-asian="11pt" style:font-size-complex="11pt"/>
    </style:style>
    <style:style style:name="P56" style:family="paragraph" style:parent-style-name="Table_20_Contents" style:list-style-name="L2">
      <style:paragraph-properties fo:text-align="start" style:justify-single-word="false"/>
      <style:text-properties style:font-name="Consolas" fo:font-size="11pt" officeooo:paragraph-rsid="002506f2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282dea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252a83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1e63b8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style:font-name="Consolas" fo:font-size="11pt" officeooo:rsid="00254538" officeooo:paragraph-rsid="00254538" style:font-size-asian="11pt" style:font-size-complex="11pt"/>
    </style:style>
    <style:style style:name="P61" style:family="paragraph" style:parent-style-name="Table_20_Contents" style:list-style-name="L2">
      <style:paragraph-properties fo:text-align="start" style:justify-single-word="false"/>
      <style:text-properties style:font-name="Consolas" fo:font-size="11pt" style:text-underline-style="none" fo:font-weight="bold" officeooo:rsid="002506f2" officeooo:paragraph-rsid="002506f2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Consolas" fo:font-size="11pt" fo:font-weight="bold" officeooo:paragraph-rsid="00282dea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style:line-height-at-least="0.529cm"/>
      <style:text-properties fo:color="#24292e" style:font-name="Consolas" fo:font-size="11pt" officeooo:rsid="0021bbc7" officeooo:paragraph-rsid="0021bbc7" style:font-size-asian="11pt" style:font-size-complex="11pt"/>
    </style:style>
    <style:style style:name="T1" style:family="text">
      <style:text-properties officeooo:rsid="001b6789"/>
    </style:style>
    <style:style style:name="T2" style:family="text">
      <style:text-properties fo:color="#d73a49"/>
    </style:style>
    <style:style style:name="T3" style:family="text">
      <style:text-properties fo:color="#d73a49" officeooo:rsid="001b6789"/>
    </style:style>
    <style:style style:name="T4" style:family="text">
      <style:text-properties fo:color="#d73a49" officeooo:rsid="001f9601"/>
    </style:style>
    <style:style style:name="T5" style:family="text">
      <style:text-properties fo:color="#d73a49" fo:font-style="normal" fo:font-weight="normal" officeooo:rsid="001f9601" style:font-style-asian="normal" style:font-weight-asian="normal" style:font-style-complex="normal" style:font-weight-complex="normal"/>
    </style:style>
    <style:style style:name="T6" style:family="text">
      <style:text-properties fo:color="#d73a49" officeooo:rsid="0021fd90"/>
    </style:style>
    <style:style style:name="T7" style:family="text">
      <style:text-properties fo:color="#d73a49" style:font-name="Consolas" fo:font-size="11pt" officeooo:rsid="0021fd90" style:font-size-asian="11pt" style:font-size-complex="11pt"/>
    </style:style>
    <style:style style:name="T8" style:family="text">
      <style:text-properties fo:color="#d73a49" style:font-name="Consolas" fo:font-size="11pt" fo:font-style="normal" officeooo:rsid="0021fd90" style:font-size-asian="11pt" style:font-style-asian="normal" style:font-size-complex="11pt" style:font-style-complex="normal"/>
    </style:style>
    <style:style style:name="T9" style:family="text">
      <style:text-properties fo:color="#6f42c1"/>
    </style:style>
    <style:style style:name="T10" style:family="text">
      <style:text-properties fo:color="#6f42c1" officeooo:rsid="002150a4"/>
    </style:style>
    <style:style style:name="T11" style:family="text">
      <style:text-properties fo:color="#6a737d"/>
    </style:style>
    <style:style style:name="T12" style:family="text">
      <style:text-properties fo:color="#005cc5"/>
    </style:style>
    <style:style style:name="T13" style:family="text">
      <style:text-properties style:font-name="Arial" fo:font-size="12pt" fo:font-weight="normal" officeooo:rsid="00253f06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1e731a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fo:font-weight="normal" officeooo:rsid="001e731a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fo:font-size="12pt" fo:font-style="normal" fo:font-weight="normal" officeooo:rsid="002150a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officeooo:rsid="001e63b8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 fo:font-style="normal" style:font-size-asian="12pt" style:font-style-asian="normal" style:font-style-complex="normal"/>
    </style:style>
    <style:style style:name="T23" style:family="text">
      <style:text-properties fo:color="#000000" fo:font-style="normal" officeooo:rsid="001e63b8" style:font-size-asian="12pt" style:font-style-asian="normal" style:font-style-complex="normal"/>
    </style:style>
    <style:style style:name="T2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00" officeooo:rsid="00283df1"/>
    </style:style>
    <style:style style:name="T27" style:family="text">
      <style:text-properties fo:color="#000000" style:font-name="Consolas" fo:font-size="11pt" officeooo:rsid="001e63b8" style:font-size-asian="11pt" style:font-size-complex="11pt"/>
    </style:style>
    <style:style style:name="T28" style:family="text">
      <style:text-properties fo:color="#000000" style:font-name="Consolas" fo:font-size="11pt" fo:font-style="normal" officeooo:rsid="001e63b8" style:font-size-asian="11pt" style:font-style-asian="normal" style:font-size-complex="11pt" style:font-style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b606e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f9601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style="italic" fo:font-weight="normal" officeooo:rsid="0021fc58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officeooo:rsid="001f9601"/>
    </style:style>
    <style:style style:name="T39" style:family="text">
      <style:text-properties fo:font-variant="normal" fo:text-transform="none" fo:color="#005cc5" fo:letter-spacing="normal" fo:font-style="normal" fo:font-weight="normal"/>
    </style:style>
    <style:style style:name="T40" style:family="text">
      <style:text-properties fo:font-variant="normal" fo:text-transform="none" fo:color="#d73a49" fo:letter-spacing="normal" fo:font-style="normal" fo:font-weight="normal"/>
    </style:style>
    <style:style style:name="T41" style:family="text">
      <style:text-properties fo:font-variant="normal" fo:text-transform="none" fo:color="#d73a49" fo:letter-spacing="normal" fo:font-style="normal" fo:font-weight="normal" officeooo:rsid="002a038e"/>
    </style:style>
    <style:style style:name="T42" style:family="text">
      <style:text-properties fo:font-variant="normal" fo:text-transform="none" fo:color="#d73a49" fo:letter-spacing="normal" fo:font-style="normal" fo:font-weight="normal" officeooo:rsid="00283df1"/>
    </style:style>
    <style:style style:name="T43" style:family="text">
      <style:text-properties fo:font-variant="normal" fo:text-transform="none" fo:color="#d73a49" style:font-name="Consolas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d73a49" style:font-name="Consolas" fo:font-size="11pt" fo:letter-spacing="normal" fo:font-style="normal" fo:font-weight="normal" officeooo:rsid="002a038e" style:font-size-asian="11pt" style:font-size-complex="11pt"/>
    </style:style>
    <style:style style:name="T45" style:family="text">
      <style:text-properties fo:font-variant="normal" fo:text-transform="none" fo:color="#24292e" fo:letter-spacing="normal"/>
    </style:style>
    <style:style style:name="T46" style:family="text">
      <style:text-properties fo:font-variant="normal" fo:text-transform="none" fo:color="#24292e" fo:letter-spacing="normal" fo:font-style="normal" fo:font-weight="normal"/>
    </style:style>
    <style:style style:name="T47" style:family="text">
      <style:text-properties fo:font-variant="normal" fo:text-transform="none" fo:color="#24292e" style:font-name="Consolas" fo:font-size="11pt" fo:letter-spacing="normal" fo:font-style="normal" fo:font-weight="normal" style:font-size-asian="11pt" style:font-size-complex="11pt"/>
    </style:style>
    <style:style style:name="T48" style:family="text">
      <style:text-properties fo:font-variant="normal" fo:text-transform="none" fo:color="#6f42c1" fo:letter-spacing="normal" fo:font-style="normal" fo:font-weight="normal"/>
    </style:style>
    <style:style style:name="T49" style:family="text">
      <style:text-properties fo:font-variant="normal" fo:text-transform="none" fo:color="#6f42c1" style:font-name="Consolas" fo:font-size="11pt" fo:letter-spacing="normal" fo:font-style="normal" fo:font-weight="normal" style:font-size-asian="11pt" style:font-size-complex="11pt"/>
    </style:style>
    <style:style style:name="T50" style:family="text">
      <style:text-properties fo:font-variant="normal" fo:text-transform="none" style:font-name="Consolas" fo:font-size="11pt" fo:letter-spacing="normal" fo:font-style="normal" fo:font-weight="normal" style:font-size-asian="11pt" style:font-size-complex="11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64320" style:font-weight-asian="normal" style:font-weight-complex="normal"/>
    </style:style>
    <style:style style:name="T53" style:family="text">
      <style:text-properties fo:font-weight="normal" officeooo:rsid="001b606e" style:font-weight-asian="normal" style:font-weight-complex="normal"/>
    </style:style>
    <style:style style:name="T54" style:family="text">
      <style:text-properties officeooo:rsid="00264320"/>
    </style:style>
    <style:style style:name="T55" style:family="text">
      <style:text-properties officeooo:rsid="00283df1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e9f0d" style:font-weight-asian="bold" style:font-weight-complex="bold"/>
    </style:style>
    <style:style style:name="T58" style:family="text">
      <style:text-properties officeooo:rsid="002bc7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kka Kana 2 Map file format</text:p>
      <text:p text:style-name="P1"/>
      <text:p text:style-name="P5">File Format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1">Data type</text:p>
          </table:table-cell>
          <table:table-cell table:style-name="Tabelle2.A1" office:value-type="string">
            <text:p text:style-name="P47">Bytes</text:p>
          </table:table-cell>
          <table:table-cell table:style-name="Tabelle2.A1" office:value-type="string">
            <text:p text:style-name="P10">Name</text:p>
          </table:table-cell>
          <table:table-cell table:style-name="Tabelle2.D1" office:value-type="string">
            <text:p text:style-name="P12">Description</text:p>
          </table:table-cell>
        </table:table-row>
        <table:table-row>
          <table:table-cell table:style-name="Tabelle2.A2" office:value-type="string">
            <text:p text:style-name="P59"><text:span text:style-name="T6">char</text:span><text:span text:style-name="T18">[]</text:span></text:p>
          </table:table-cell>
          <table:table-cell table:style-name="Tabelle2.B2" office:value-type="string">
            <text:p text:style-name="P41">5</text:p>
          </table:table-cell>
          <table:table-cell table:style-name="Tabelle2.B2" office:value-type="string">
            <text:p text:style-name="P41">Version</text:p>
          </table:table-cell>
          <table:table-cell table:style-name="Tabelle2.D2" office:value-type="string">
            <text:p text:style-name="P41">Version number, should be 1.3.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3" office:value-type="string">
            <text:p text:style-name="P41">13</text:p>
          </table:table-cell>
          <table:table-cell table:style-name="Tabelle2.C3" office:value-type="string">
            <text:p text:style-name="P41">Tileset</text:p>
          </table:table-cell>
          <table:table-cell table:style-name="Tabelle2.D3" office:value-type="string">
            <text:p text:style-name="P41">Tileset image file name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13</text:p>
          </table:table-cell>
          <table:table-cell table:style-name="Tabelle2.C4" office:value-type="string">
            <text:p text:style-name="P41"><text:span text:style-name="T54">B</text:span>ackground</text:p>
          </table:table-cell>
          <table:table-cell table:style-name="Tabelle2.D3" office:value-type="string">
            <text:p text:style-name="P41">Background image file name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13</text:p>
          </table:table-cell>
          <table:table-cell table:style-name="Tabelle2.C4" office:value-type="string">
            <text:p text:style-name="P41">Music</text:p>
          </table:table-cell>
          <table:table-cell table:style-name="Tabelle2.D3" office:value-type="string">
            <text:p text:style-name="P41">Music file name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40</text:p>
          </table:table-cell>
          <table:table-cell table:style-name="Tabelle2.C4" office:value-type="string">
            <text:p text:style-name="P41">Map name</text:p>
          </table:table-cell>
          <table:table-cell table:style-name="Tabelle2.D3" office:value-type="string">
            <text:p text:style-name="P41">Name of the map (Not filename)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40</text:p>
          </table:table-cell>
          <table:table-cell table:style-name="Tabelle2.C4" office:value-type="string">
            <text:p text:style-name="P41">Author</text:p>
          </table:table-cell>
          <table:table-cell table:style-name="Tabelle2.D3" office:value-type="string">
            <text:p text:style-name="P41">Name of the map author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Level number</text:p>
          </table:table-cell>
          <table:table-cell table:style-name="Tabelle2.D3" office:value-type="string">
            <text:p text:style-name="P41">Number of the level, in the episode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Weather</text:p>
          </table:table-cell>
          <table:table-cell table:style-name="Tabelle2.D3" office:value-type="string">
            <text:p text:style-name="P41">Weather effect <text:span text:style-name="T37">(List below)</text:span>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Switch 1 time</text:p>
          </table:table-cell>
          <table:table-cell table:style-name="Tabelle2.D3" office:value-type="string">
            <text:p text:style-name="P41">Switch 1 time, hard coded to be 2000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Switch 2 time</text:p>
          </table:table-cell>
          <table:table-cell table:style-name="Tabelle2.D3" office:value-type="string">
            <text:p text:style-name="P41">Switch 2 time, hard coded to be 2000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Switch 3 time</text:p>
          </table:table-cell>
          <table:table-cell table:style-name="Tabelle2.D3" office:value-type="string">
            <text:p text:style-name="P41">Switch 3 time, hard coded to be 2000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Time</text:p>
          </table:table-cell>
          <table:table-cell table:style-name="Tabelle2.D3" office:value-type="string">
            <text:p text:style-name="P41">Time limit of the level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Extra</text:p>
          </table:table-cell>
          <table:table-cell table:style-name="Tabelle2.D3" office:value-type="string">
            <text:p text:style-name="P41">Scrolling type <text:span text:style-name="T37">(List below)</text:span>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Background</text:p>
          </table:table-cell>
          <table:table-cell table:style-name="Tabelle2.D3" office:value-type="string">
            <text:p text:style-name="P41">Not used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1">8</text:p>
          </table:table-cell>
          <table:table-cell table:style-name="Tabelle2.C4" office:value-type="string">
            <text:p text:style-name="P41">Player sprite</text:p>
          </table:table-cell>
          <table:table-cell table:style-name="Tabelle2.D3" office:value-type="string">
            <text:p text:style-name="P41">The player sprite, this is an index to the <text:span text:style-name="T31">prototypes </text:span><text:span text:style-name="T34">array</text:span>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2">8</text:p>
          </table:table-cell>
          <table:table-cell table:style-name="Tabelle2.C4" office:value-type="string">
            <text:p text:style-name="P42">X</text:p>
          </table:table-cell>
          <table:table-cell table:style-name="Tabelle2.D3" office:value-type="string">
            <text:p text:style-name="P42">X position of the icon, on the level selection map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2">8</text:p>
          </table:table-cell>
          <table:table-cell table:style-name="Tabelle2.C4" office:value-type="string">
            <text:p text:style-name="P42">Y</text:p>
          </table:table-cell>
          <table:table-cell table:style-name="Tabelle2.D3" office:value-type="string">
            <text:p text:style-name="P42">Y position of the icon, on the level selection map</text:p>
          </table:table-cell>
        </table:table-row>
        <table:table-row>
          <table:table-cell table:style-name="Tabelle2.A3" office:value-type="string">
            <text:p text:style-name="P58"><text:span text:style-name="T6">char</text:span><text:span text:style-name="T18">[]</text:span></text:p>
          </table:table-cell>
          <table:table-cell table:style-name="Tabelle2.B4" office:value-type="string">
            <text:p text:style-name="P42">8</text:p>
          </table:table-cell>
          <table:table-cell table:style-name="Tabelle2.C4" office:value-type="string">
            <text:p text:style-name="P42">Icon</text:p>
          </table:table-cell>
          <table:table-cell table:style-name="Tabelle2.D3" office:value-type="string">
            <text:p text:style-name="P42">Icon on the level selection map</text:p>
          </table:table-cell>
        </table:table-row>
        <table:table-row>
          <table:table-cell table:style-name="Tabelle2.A3" office:value-type="string">
            <text:p text:style-name="P60"><text:span text:style-name="T6">i</text:span><text:span text:style-name="T2">nt</text:span></text:p>
          </table:table-cell>
          <table:table-cell table:style-name="Tabelle2.B4" office:value-type="string">
            <text:p text:style-name="P42">4</text:p>
          </table:table-cell>
          <table:table-cell table:style-name="Tabelle2.C4" office:value-type="string">
            <text:p text:style-name="P42">Prototypes</text:p>
          </table:table-cell>
          <table:table-cell table:style-name="Tabelle2.D3" office:value-type="string">
            <text:p text:style-name="P42">Amount of sprites, in the level</text:p>
          </table:table-cell>
        </table:table-row>
        <table:table-row>
          <table:table-cell table:style-name="Tabelle2.A21" office:value-type="string">
            <text:p text:style-name="P58"><text:span text:style-name="T6">char</text:span><text:span text:style-name="T18">[]</text:span></text:p>
          </table:table-cell>
          <table:table-cell table:style-name="Tabelle2.B21" office:value-type="string">
            <text:p text:style-name="P42">13 * prototypes</text:p>
          </table:table-cell>
          <table:table-cell table:style-name="Tabelle2.B21" office:value-type="string">
            <text:p text:style-name="P42">Sprite name</text:p>
          </table:table-cell>
          <table:table-cell table:style-name="Tabelle2.D21" office:value-type="string">
            <text:p text:style-name="P42">File name of sprite</text:p>
          </table:table-cell>
        </table:table-row>
      </table:table>
      <text:p text:style-name="P2"/>
      <text:p text:style-name="P35">Note: <text:s/><text:span text:style-name="T51">After this the fore- and background tiles as well as the sprites are stored, </text:span><text:span text:style-name="T52">this is continued below.</text:span></text:p>
      <text:p text:style-name="P2"/>
      <text:p text:style-name="P3">Notes:</text:p>
      <text:list xml:id="list2733785272" text:style-name="L1">
        <text:list-item>
          <text:p text:style-name="P16">Every <text:span text:style-name="T7">char</text:span><text:span text:style-name="T27">[]</text:span><text:span text:style-name="T19"> </text:span><text:span text:style-name="T18">entry with the size of </text:span><text:span text:style-name="T20">8</text:span><text:span text:style-name="T21"> bytes have to be converted into their respective data types. </text:span><text:span text:style-name="T24">(Look at </text:span><text:span text:style-name="T25">Class</text:span><text:span text:style-name="T24"> to find the respective data types for each variable.)</text:span></text:p>
        </text:list-item>
        <text:list-item>
          <text:p text:style-name="P17"><text:span text:style-name="T21">Every</text:span><text:span text:style-name="T23"> </text:span><text:span text:style-name="T8">char</text:span><text:span text:style-name="T28">[] </text:span><text:span text:style-name="T22">is of course null terminated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33"/>
      <text:p text:style-name="P34"/>
      <text:p text:style-name="P34"><text:soft-page-break/>Loading fore-/background tiles as well as sprites</text:p>
      <text:p text:style-name="P2"/>
      <text:p text:style-name="P21">All three are stored the same way in the file.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62">Data type</text:p>
          </table:table-cell>
          <table:table-cell table:style-name="Tabelle3.A1" office:value-type="string">
            <text:p text:style-name="P48">Bytes</text:p>
          </table:table-cell>
          <table:table-cell table:style-name="Tabelle3.A1" office:value-type="string">
            <text:p text:style-name="P50">Name</text:p>
          </table:table-cell>
          <table:table-cell table:style-name="Tabelle3.D1" office:value-type="string">
            <text:p text:style-name="P49">Description</text:p>
          </table:table-cell>
        </table:table-row>
        <table:table-row>
          <table:table-cell table:style-name="Tabelle3.A2" office:value-type="string">
            <text:p text:style-name="P57"><text:span text:style-name="T6">char</text:span><text:span text:style-name="T18">[]</text:span></text:p>
          </table:table-cell>
          <table:table-cell table:style-name="Tabelle3.B2" office:value-type="string">
            <text:p text:style-name="P43">8</text:p>
          </table:table-cell>
          <table:table-cell table:style-name="Tabelle3.B2" office:value-type="string">
            <text:p text:style-name="P43">StartX</text:p>
          </table:table-cell>
          <table:table-cell table:style-name="Tabelle3.D2" office:value-type="string">
            <text:p text:style-name="P43">The X position of the <text:span text:style-name="T56">first</text:span> tile/sprite</text:p>
          </table:table-cell>
        </table:table-row>
        <table:table-row>
          <table:table-cell table:style-name="Tabelle3.A3" office:value-type="string">
            <text:p text:style-name="P57"><text:span text:style-name="T6">char</text:span><text:span text:style-name="T18">[]</text:span></text:p>
          </table:table-cell>
          <table:table-cell table:style-name="Tabelle3.B3" office:value-type="string">
            <text:p text:style-name="P43">8</text:p>
          </table:table-cell>
          <table:table-cell table:style-name="Tabelle3.B3" office:value-type="string">
            <text:p text:style-name="P43">StartY</text:p>
          </table:table-cell>
          <table:table-cell table:style-name="Tabelle3.D3" office:value-type="string">
            <text:p text:style-name="P43">The Y position of the <text:span text:style-name="T56">first</text:span> tile/sprite</text:p>
          </table:table-cell>
        </table:table-row>
        <table:table-row>
          <table:table-cell table:style-name="Tabelle3.A3" office:value-type="string">
            <text:p text:style-name="P57"><text:span text:style-name="T6">char</text:span><text:span text:style-name="T18">[]</text:span></text:p>
          </table:table-cell>
          <table:table-cell table:style-name="Tabelle3.B3" office:value-type="string">
            <text:p text:style-name="P43">8</text:p>
          </table:table-cell>
          <table:table-cell table:style-name="Tabelle3.B3" office:value-type="string">
            <text:p text:style-name="P43">Width</text:p>
          </table:table-cell>
          <table:table-cell table:style-name="Tabelle3.D3" office:value-type="string">
            <text:p text:style-name="P43">The <text:span text:style-name="T55">X </text:span>position of the <text:span text:style-name="T56">last</text:span> tile/sprite</text:p>
          </table:table-cell>
        </table:table-row>
        <table:table-row>
          <table:table-cell table:style-name="Tabelle3.A5" office:value-type="string">
            <text:p text:style-name="P57"><text:span text:style-name="T6">char</text:span><text:span text:style-name="T18">[]</text:span></text:p>
          </table:table-cell>
          <table:table-cell table:style-name="Tabelle3.B5" office:value-type="string">
            <text:p text:style-name="P43">8</text:p>
          </table:table-cell>
          <table:table-cell table:style-name="Tabelle3.B5" office:value-type="string">
            <text:p text:style-name="P43">Height</text:p>
          </table:table-cell>
          <table:table-cell table:style-name="Tabelle3.D5" office:value-type="string">
            <text:p text:style-name="P43">The <text:span text:style-name="T55">Y </text:span>position of the <text:span text:style-name="T56">last</text:span> tile/sprite</text:p>
          </table:table-cell>
        </table:table-row>
      </table:table>
      <text:p text:style-name="P23"/>
      <text:p text:style-name="P23"/>
      <text:p text:style-name="P25"><text:span text:style-name="T57">Note: </text:span>Replace <text:span text:style-name="T31">layer </text:span><text:span text:style-name="T34">with each respective layer. (Fore-/background, sprites)</text:span></text:p>
      <text:p text:style-name="P23"/>
      <text:p text:style-name="P19">Example: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5">Pseudocode</text:p>
          </table:table-cell>
        </table:table-row>
        <table:table-row>
          <table:table-cell table:style-name="Tabelle5.A2" office:value-type="string">
            <text:p text:style-name="P52"><text:span text:style-name="T2">int </text:span><text:span text:style-name="T12">MAP_WIDTH </text:span><text:span text:style-name="T2">= </text:span><text:span text:style-name="T26">256;</text:span></text:p>
            <text:p text:style-name="P53"><text:span text:style-name="T2"/></text:p>
            <text:p text:style-name="P52"><text:span text:style-name="T2">for</text:span> (<text:span text:style-name="T2">int</text:span> y <text:span text:style-name="T2">=</text:span> startY; y <text:span text:style-name="T2">&lt;=</text:span> startY <text:span text:style-name="T2">+</text:span> height; y<text:span text:style-name="T2">++</text:span>) { </text:p>
            <text:p text:style-name="P53"><text:span text:style-name="T2"><text:s text:c="7"/>for</text:span> (<text:span text:style-name="T2">int</text:span> x <text:span text:style-name="T2">=</text:span> startX; x <text:span text:style-name="T2">&lt;=</text:span> startX <text:span text:style-name="T2">+</text:span> width; x<text:span text:style-name="T2">++</text:span>) <text:s/><text:span text:style-name="T55">{</text:span> </text:p>
            <text:p text:style-name="P53"><text:span text:style-name="T55"><text:s text:c="14"/>layer</text:span>[<text:span text:style-name="T12">MAP_WIDTH</text:span> <text:span text:style-name="T2">*</text:span> x <text:span text:style-name="T2">+</text:span> y] <text:span text:style-name="T2">=</text:span> <text:span text:style-name="T55">read a byte;</text:span></text:p>
            <text:p text:style-name="P53"><text:s text:c="7"/>}</text:p>
            <text:p text:style-name="P53">} </text:p>
          </table:table-cell>
        </table:table-row>
      </table:table>
      <text:p text:style-name="P19"/>
      <text:p text:style-name="P22">Before saving a level, the level editor calculates the first and last positions of the tiles/sprites and only stores the used tiles. This saves space.</text:p>
      <text:p text:style-name="P5"/>
      <text:p text:style-name="P24">See method <text:span text:style-name="T44">RECT</text:span><text:span text:style-name="T47"> </text:span><text:span text:style-name="T49">LaskeTallennusAlue</text:span><text:span text:style-name="T47">(</text:span><text:span text:style-name="T43">UCHAR</text:span><text:span text:style-name="T47"> *alue)</text:span> <text:s/>for more details.</text:p>
      <text:p text:style-name="P22"/>
      <text:p text:style-name="P27">Methods dealing with map data. <text:span text:style-name="T53">(All found in file: „</text:span><text:span text:style-name="T30">PK2</text:span><text:span text:style-name="T29">Map</text:span><text:span text:style-name="T30">.cpp</text:span><text:span text:style-name="T53">“)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45">Method</text:p>
          </table:table-cell>
          <table:table-cell table:style-name="Tabelle6.A1" office:value-type="string">
            <text:p text:style-name="P45">Line</text:p>
          </table:table-cell>
          <table:table-cell table:style-name="Tabelle6.C1" office:value-type="string">
            <text:p text:style-name="P45">Description</text:p>
          </table:table-cell>
        </table:table-row>
        <table:table-row>
          <table:table-cell table:style-name="Tabelle6.A2" office:value-type="string">
            <text:p text:style-name="P51"><text:span text:style-name="T40">int</text:span><text:span text:style-name="T45"> </text:span><text:span text:style-name="T48">LataaVersio13</text:span><text:span text:style-name="T46">(</text:span><text:span text:style-name="T40">char</text:span><text:span text:style-name="T45"> </text:span><text:span text:style-name="T46">*filename)</text:span> </text:p>
          </table:table-cell>
          <table:table-cell table:style-name="Tabelle6.B2" office:value-type="string">
            <text:p text:style-name="P44">984</text:p>
          </table:table-cell>
          <table:table-cell table:style-name="Tabelle6.C2" office:value-type="string">
            <text:p text:style-name="P44">Load map file version 1.3</text:p>
          </table:table-cell>
        </table:table-row>
        <table:table-row>
          <table:table-cell table:style-name="Tabelle6.A3" office:value-type="string">
            <text:p text:style-name="P52"><text:span text:style-name="T41">RECT </text:span><text:span text:style-name="T48">LaskeTallennusAlue</text:span><text:span text:style-name="T46">(</text:span><text:span text:style-name="T42">UCHAR</text:span><text:span text:style-name="T46"> *alue)</text:span> </text:p>
          </table:table-cell>
          <table:table-cell table:style-name="Tabelle6.B3" office:value-type="string">
            <text:p text:style-name="P44">362</text:p>
          </table:table-cell>
          <table:table-cell table:style-name="Tabelle6.C3" office:value-type="string">
            <text:p text:style-name="P44">Calculate used area</text:p>
          </table:table-cell>
        </table:table-row>
        <table:table-row>
          <table:table-cell table:style-name="Tabelle6.A4" office:value-type="string">
            <text:p text:style-name="P51"><text:span text:style-name="T40">int</text:span><text:span text:style-name="T45"> </text:span><text:span text:style-name="T48">Tallenna</text:span><text:span text:style-name="T46">(</text:span><text:span text:style-name="T40">char</text:span><text:span text:style-name="T45"> </text:span><text:span text:style-name="T46">*filename)</text:span> </text:p>
          </table:table-cell>
          <table:table-cell table:style-name="Tabelle6.B4" office:value-type="string">
            <text:p text:style-name="P44">444</text:p>
          </table:table-cell>
          <table:table-cell table:style-name="Tabelle6.C4" office:value-type="string">
            <text:p text:style-name="P44">Save map file</text:p>
          </table:table-cell>
        </table:table-row>
      </table:table>
      <text:p text:style-name="P22"/>
      <text:p text:style-name="P22"/>
      <text:p text:style-name="P26"><text:span text:style-name="T56">Note:</text:span><text:span text:style-name="T51"> Scrolling only affects the background image.</text:span></text:p>
      <text:p text:style-name="P26"><text:span text:style-name="T51"/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46">Weather</text:p>
          </table:table-cell>
          <table:table-cell table:style-name="Tabelle7.B1" office:value-type="string">
            <text:p text:style-name="P39"/>
          </table:table-cell>
          <table:table-cell table:style-name="Tabelle7.C1" office:value-type="string">
            <text:p text:style-name="P39"/>
          </table:table-cell>
          <table:table-cell table:style-name="Tabelle7.A1" office:value-type="string">
            <text:p text:style-name="P46">Scrolling</text:p>
          </table:table-cell>
          <table:table-cell table:style-name="Tabelle7.B1" office:value-type="string">
            <text:p text:style-name="P39"/>
          </table:table-cell>
        </table:table-row>
        <table:table-row>
          <table:table-cell table:style-name="Tabelle7.A2" office:value-type="string">
            <text:p text:style-name="P40">Normal</text:p>
          </table:table-cell>
          <table:table-cell table:style-name="Tabelle7.B2" office:value-type="string">
            <text:p text:style-name="P40">0</text:p>
          </table:table-cell>
          <table:table-cell table:style-name="Tabelle7.C1" office:value-type="string">
            <text:p text:style-name="P40"/>
          </table:table-cell>
          <table:table-cell table:style-name="Tabelle7.D2" office:value-type="string">
            <text:p text:style-name="P40">Static/None</text:p>
          </table:table-cell>
          <table:table-cell table:style-name="Tabelle7.E2" office:value-type="string">
            <text:p text:style-name="P40">0</text:p>
          </table:table-cell>
        </table:table-row>
        <table:table-row>
          <table:table-cell table:style-name="Tabelle7.D2" office:value-type="string">
            <text:p text:style-name="P40">Rain</text:p>
          </table:table-cell>
          <table:table-cell table:style-name="Tabelle7.B2" office:value-type="string">
            <text:p text:style-name="P40">1</text:p>
          </table:table-cell>
          <table:table-cell table:style-name="Tabelle7.C1" office:value-type="string">
            <text:p text:style-name="P40"/>
          </table:table-cell>
          <table:table-cell table:style-name="Tabelle7.D2" office:value-type="string">
            <text:p text:style-name="P40">Vertical</text:p>
          </table:table-cell>
          <table:table-cell table:style-name="Tabelle7.B2" office:value-type="string">
            <text:p text:style-name="P40">1</text:p>
          </table:table-cell>
        </table:table-row>
        <table:table-row>
          <table:table-cell table:style-name="Tabelle7.D2" office:value-type="string">
            <text:p text:style-name="P40">Falling Leaves</text:p>
          </table:table-cell>
          <table:table-cell table:style-name="Tabelle7.B2" office:value-type="string">
            <text:p text:style-name="P40">2</text:p>
          </table:table-cell>
          <table:table-cell table:style-name="Tabelle7.C1" office:value-type="string">
            <text:p text:style-name="P40"/>
          </table:table-cell>
          <table:table-cell table:style-name="Tabelle7.D2" office:value-type="string">
            <text:p text:style-name="P40">Horizontal</text:p>
          </table:table-cell>
          <table:table-cell table:style-name="Tabelle7.B2" office:value-type="string">
            <text:p text:style-name="P40">2</text:p>
          </table:table-cell>
        </table:table-row>
        <table:table-row>
          <table:table-cell table:style-name="Tabelle7.D2" office:value-type="string">
            <text:p text:style-name="P40">Rain &amp; Leaves</text:p>
          </table:table-cell>
          <table:table-cell table:style-name="Tabelle7.B2" office:value-type="string">
            <text:p text:style-name="P40">3</text:p>
          </table:table-cell>
          <table:table-cell table:style-name="Tabelle7.C1" office:value-type="string">
            <text:p text:style-name="P40"/>
          </table:table-cell>
          <table:table-cell table:style-name="Tabelle7.D2" office:value-type="string">
            <text:p text:style-name="P40">Horizontal &amp;</text:p>
          </table:table-cell>
          <table:table-cell table:style-name="Tabelle7.B2" office:value-type="string">
            <text:p text:style-name="P40">3</text:p>
          </table:table-cell>
        </table:table-row>
        <table:table-row>
          <table:table-cell table:style-name="Tabelle7.A6" office:value-type="string">
            <text:p text:style-name="P40">Snow</text:p>
          </table:table-cell>
          <table:table-cell table:style-name="Tabelle7.B6" office:value-type="string">
            <text:p text:style-name="P40">4</text:p>
          </table:table-cell>
          <table:table-cell table:style-name="Tabelle7.C1" office:value-type="string">
            <text:p text:style-name="P40"/>
          </table:table-cell>
          <table:table-cell table:style-name="Tabelle7.A6" office:value-type="string">
            <text:p text:style-name="P40">Vertical</text:p>
          </table:table-cell>
          <table:table-cell table:style-name="Tabelle7.B6" office:value-type="string">
            <text:p text:style-name="P40"/>
          </table:table-cell>
        </table:table-row>
      </table:table>
      <text:p text:style-name="P29"/>
      <text:p text:style-name="P28"/>
      <text:p text:style-name="P28"><text:soft-page-break/></text:p>
      <text:p text:style-name="P28"/>
      <text:p text:style-name="P5">Class <text:span text:style-name="T13">(File „</text:span><text:span text:style-name="T15">PK2Map</text:span><text:span text:style-name="T16">.</text:span><text:span text:style-name="T15">h</text:span><text:span text:style-name="T14">“, line: </text:span><text:span text:style-name="T15">64; </text:span><text:span text:style-name="T17">Translated directly from finnish</text:span><text:span text:style-name="T14">)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C++ Class</text:p>
          </table:table-cell>
          <table:table-cell table:style-name="Tabelle1.B1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54"><text:span text:style-name="T2">class</text:span> <text:span text:style-name="T9">PK2</text:span><text:span text:style-name="T10">Map</text:span><text:span text:style-name="T9"> </text:span>{ </text:p>
          </table:table-cell>
          <table:table-cell table:style-name="Tabelle1.B2" office:value-type="string">
            <text:p text:style-name="P51"/>
          </table:table-cell>
        </table:table-row>
        <table:table-row>
          <table:table-cell table:style-name="Tabelle1.A3" office:value-type="string">
            <text:p text:style-name="P8"/>
          </table:table-cell>
          <table:table-cell table:style-name="Tabelle1.B3" office:value-type="string">
            <text:p text:style-name="P54"><text:span text:style-name="T3">p</text:span><text:span text:style-name="T2">ublic:</text:span></text:p>
            <text:p text:style-name="P54"><text:span text:style-name="T2">char</text:span> versio<text:span text:style-name="T38">n</text:span>[<text:span text:style-name="T12">5</text:span>];</text:p>
            <text:p text:style-name="P54"><text:span text:style-name="T2">char</text:span> <text:span text:style-name="T38">tileset</text:span>_<text:span text:style-name="T38">image</text:span>[<text:span text:style-name="T12">13</text:span>]; </text:p>
            <text:p text:style-name="P54"><text:span text:style-name="T2">char</text:span> <text:span text:style-name="T38">background_image</text:span>[<text:span text:style-name="T12">13</text:span>];</text:p>
            <text:p text:style-name="P54"><text:span text:style-name="T2">char</text:span> <text:span text:style-name="T38">music_file</text:span>[<text:span text:style-name="T12">13</text:span>];</text:p>
            <text:p text:style-name="P54"><text:span text:style-name="T2">char</text:span> <text:span text:style-name="T38">name</text:span>[<text:span text:style-name="T12">40</text:span>];</text:p>
            <text:p text:style-name="P54"><text:span text:style-name="T2">char</text:span> <text:span text:style-name="T38">author</text:span>[<text:span text:style-name="T12">40</text:span>];</text:p>
            <text:p text:style-name="P36"/>
            <text:p text:style-name="P54"><text:span text:style-name="T2">int</text:span> <text:span text:style-name="T38">level_number</text:span>;</text:p>
            <text:p text:style-name="P54"><text:span text:style-name="T2">int</text:span> <text:span text:style-name="T38">weather</text:span>;</text:p>
            <text:p text:style-name="P54"><text:span text:style-name="T2">int</text:span> <text:span text:style-name="T38">time</text:span>;</text:p>
            <text:p text:style-name="P54"/>
            <text:p text:style-name="P55"><text:span text:style-name="T4">byte</text:span> extra;</text:p>
            <text:p text:style-name="P55"><text:span text:style-name="T4">byte</text:span><text:span text:style-name="T38"> background</text:span>;</text:p>
            <text:p text:style-name="P54"/>
            <text:p text:style-name="P55"><text:span text:style-name="T4">DWORD</text:span> <text:span text:style-name="T38">switch1_time</text:span>;</text:p>
            <text:p text:style-name="P55"><text:span text:style-name="T4">DWORD </text:span><text:span text:style-name="T38">switch2_time</text:span>;</text:p>
            <text:p text:style-name="P55"><text:span text:style-name="T4">DWORD</text:span> <text:span text:style-name="T38">switch3_time</text:span>;</text:p>
            <text:p text:style-name="P55"/>
            <text:p text:style-name="P54"><text:span text:style-name="T2">int</text:span> <text:span text:style-name="T38">player_sprite</text:span>;</text:p>
            <text:p text:style-name="P54"/>
            <text:p text:style-name="P55"><text:span text:style-name="T4">byte </text:span><text:span text:style-name="T38">background_tiles</text:span>[<text:span text:style-name="T39">MAP_SIZE</text:span>];</text:p>
            <text:p text:style-name="P55"><text:span text:style-name="T4">byte </text:span><text:span text:style-name="T38">foreground_tiles</text:span>[<text:span text:style-name="T39">MAP_SIZE</text:span>];<text:span text:style-name="T11"> </text:span></text:p>
            <text:p text:style-name="P55"><text:span text:style-name="T4">byte </text:span><text:span text:style-name="T38">sprites</text:span>[<text:span text:style-name="T39">MAP_SIZE</text:span> ];<text:span text:style-name="T11"> </text:span></text:p>
            <text:p text:style-name="P55"><text:span text:style-name="T2">char</text:span> <text:span text:style-name="T38">prototypes</text:span>[<text:span text:style-name="T39">MAP_MAX_PROTOTYPES</text:span> ][<text:span text:style-name="T12">13</text:span>];</text:p>
            <text:p text:style-name="P54"/>
            <text:p text:style-name="P54"><text:span text:style-name="T2">int</text:span> x,y;</text:p>
            <text:p text:style-name="P54"><text:span text:style-name="T2">int</text:span> <text:span text:style-name="T38">icon</text:span>;<text:line-break/><text:span text:style-name="T1">};</text:span></text:p>
          </table:table-cell>
        </table:table-row>
      </table:table>
      <text:p text:style-name="P30"/>
      <text:p text:style-name="P6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3">Constants</text:p>
          </table:table-cell>
          <table:table-cell table:style-name="Tabelle4.A1" office:value-type="string">
            <text:p text:style-name="P13">Value</text:p>
          </table:table-cell>
          <table:table-cell table:style-name="Tabelle4.A1" office:value-type="string">
            <text:p text:style-name="P13">File</text:p>
          </table:table-cell>
          <table:table-cell table:style-name="Tabelle4.D1" office:value-type="string">
            <text:p text:style-name="P13">Line</text:p>
          </table:table-cell>
        </table:table-row>
        <table:table-row>
          <table:table-cell table:style-name="Tabelle4.A2" office:value-type="string">
            <text:p text:style-name="P63">MAP_SIZE</text:p>
          </table:table-cell>
          <table:table-cell table:style-name="Tabelle4.B2" office:value-type="string">
            <text:p text:style-name="P14">256 * 2<text:span text:style-name="T58">2</text:span>4</text:p>
          </table:table-cell>
          <table:table-cell table:style-name="Tabelle4.B2" office:value-type="string">
            <text:p text:style-name="P14">PK2Map.h</text:p>
          </table:table-cell>
          <table:table-cell table:style-name="Tabelle4.D2" office:value-type="string">
            <text:p text:style-name="P14">14</text:p>
          </table:table-cell>
        </table:table-row>
        <table:table-row>
          <table:table-cell table:style-name="Tabelle4.A3" office:value-type="string">
            <text:p text:style-name="P15"><text:span text:style-name="T50">MAP_MAX_PROTOTYPES</text:span> </text:p>
          </table:table-cell>
          <table:table-cell table:style-name="Tabelle4.B3" office:value-type="string">
            <text:p text:style-name="P14">100</text:p>
          </table:table-cell>
          <table:table-cell table:style-name="Tabelle4.B3" office:value-type="string">
            <text:p text:style-name="P14">PK2Map.h</text:p>
          </table:table-cell>
          <table:table-cell table:style-name="Tabelle4.D3" office:value-type="string">
            <text:p text:style-name="P14">20</text:p>
          </table:table-cell>
        </table:table-row>
      </table:table>
      <text:p text:style-name="P4"/>
      <text:p text:style-name="P4">Notes:</text:p>
      <text:list xml:id="list2236532197" text:style-name="L2">
        <text:list-item>
          <text:p text:style-name="P18"><text:span text:style-name="T51">Unimportant variables of the class are not represented here, to </text:span><text:span text:style-name="T52">see</text:span><text:span text:style-name="T51"> the full class look at the class file. </text:span><text:span text:style-name="T35">(See above: </text:span><text:span text:style-name="T36">Class</text:span><text:span text:style-name="T35">)</text:span></text:p>
        </text:list-item>
        <text:list-item>
          <text:p text:style-name="P37">Variables not used in game, but stored in file (with default values):</text:p>
          <text:list>
            <text:list-item>
              <text:p text:style-name="P56"><text:span text:style-name="T4">byte</text:span><text:span text:style-name="T38"> background = 0</text:span>;</text:p>
            </text:list-item>
            <text:list-item>
              <text:p text:style-name="P56"><text:span text:style-name="T4">DWORD</text:span> <text:span text:style-name="T38">switch1_time = 2000</text:span>;</text:p>
            </text:list-item>
            <text:list-item>
              <text:p text:style-name="P56"><text:span text:style-name="T4">DWORD </text:span><text:span text:style-name="T38">switch2_time = 2000</text:span>;</text:p>
            </text:list-item>
            <text:list-item>
              <text:p text:style-name="P61"><text:span text:style-name="T5">DWORD</text:span><text:span text:style-name="T32"> </text:span><text:span text:style-name="T33">switch3_time </text:span><text:span text:style-name="T32">= 2000;</text:span></text:p>
            </text:list-item>
          </text:list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-Mono" svg:font-family="SF-Mono"/>
    <style:font-face style:name="SFMono-Regular" svg:font-family="SFMono-Regular, Consolas, 'Liberation Mono', Menlo, Courier, monospace"/>
    <style:font-face style:name="Tahoma1" svg:font-family="Tahoma"/>
    <style:font-face style:name="Monospace" svg:font-family="Monospace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52S</meta:editing-duration>
    <meta:editing-cycles>23</meta:editing-cycles>
    <meta:generator>LibreOffice/5.4.6.2$Windows_X86_64 LibreOffice_project/4014ce260a04f1026ba855d3b8d91541c224eab8</meta:generator>
    <dc:date>2018-06-26T18:25:54.637000000</dc:date>
    <meta:document-statistic meta:table-count="7" meta:image-count="0" meta:object-count="0" meta:page-count="3" meta:paragraph-count="202" meta:word-count="608" meta:character-count="3457" meta:non-whitespace-character-count="3017"/>
    <meta:user-defined meta:name="Info 1"/>
    <meta:user-defined meta:name="Info 2"/>
    <meta:user-defined meta:name="Info 3"/>
    <meta:user-defined meta:name="Info 4"/>
  </office:meta>
</office:document-meta>
</file>